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JsResponseListener.onFailure( Throwable failu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ndertowXhrTransport.addHttpHeaders( ClientRequest request , HttpHeaders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dertowXhrTransport.executeReceiveRequest( final TransportRequest transportRequest , final URI url , final HttpHeaders headers , final XhrClientSockJsSession session , final CompletableFuture &lt; WebSocketSession &gt; connectFut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UndertowXhrTransport.failed( IO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XhrTransport.toHttpHeaders( HeaderMap header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ckJsResponseListener.setup( StreamSource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dertowXhrTransport.UndertowXhrTransport( OptionMap option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ckJsResponseListener.handleEvent( StreamSourceChannel channe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UndertowXhrTransport.completed( ClientExchange resul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UndertowXhrTransport.UndertowXhrTrans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XhrTransport.executeSendRequestInternal( URI url , HttpHeaders headers , Tex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XhrTransport.completed( Client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dertowXhrTransport.stringDon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JsResponseListener.SockJsResponseListener( TransportRequest request , ClientConnection connection , URI url , HttpHeaders headers , XhrClientSockJsSession sockJsSession , CompletableFuture &lt; WebSocketSession &gt; connect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dertowXhrTransport.onFailure( CountDownLatch latch , IO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dertowXhrTransport.completed( final ClientExchange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ndertowXhrTransport.getWo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XhrTransport.connectInternal( TransportRequest request , WebSocketHandler handler , URI receiveUrl , HttpHeaders handshakeHeaders , XhrClientSockJsSession session , CompletableFuture &lt; WebSocketSession &gt; connect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XhrTransport.error( IO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ResponseListener.onSuc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ndertowXhrTransport.getHtt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XhrTransport.createReceiveCallback( final TransportRequest transportRequest , final URI url , final HttpHeaders headers , final XhrClientSockJsSession sockJsSession , final CompletableFuture &lt; WebSocketSession &gt; connectFutur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UndertowXhrTransport.executeInfoRequestInternal( URI infoUrl ,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XhrTransport.completed( final Client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UndertowXhrTransport.failed( IOException ex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dertowXhrTransport.executeRequest( URI url , HttpString method , HttpHeaders headers , @ Nullable String bod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UndertowXhrTransport.onFailure( Throwable failu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ndertowXhrTransport.createRequestCallback( final @ Nullable String body , final List &lt; ClientResponse &gt; responses , final CountDownLatch lat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SockJsResponseListener.handleFr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